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6903in" table:align="left"/>
    </style:style>
    <style:style style:name="Table1.A" style:family="table-column">
      <style:table-column-properties style:column-width="0.6903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d27f" officeooo:paragraph-rsid="000fd27f"/>
    </style:style>
    <style:style style:name="P2" style:family="paragraph" style:parent-style-name="Standard">
      <style:paragraph-properties fo:break-before="page"/>
      <style:text-properties officeooo:rsid="000fd27f" officeooo:paragraph-rsid="000fd27f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size="14pt" officeooo:rsid="000fd27f" officeooo:paragraph-rsid="000fd27f"/>
    </style:style>
    <style:style style:name="P4" style:family="paragraph" style:parent-style-name="Standard">
      <style:paragraph-properties fo:margin-left="0in" fo:margin-right="0in" fo:text-indent="0in" style:auto-text-indent="false" fo:break-before="page"/>
      <style:text-properties fo:font-size="14pt" officeooo:rsid="000fd27f" officeooo:paragraph-rsid="000fd27f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4pt" officeooo:rsid="000fd27f" officeooo:paragraph-rsid="000fd27f"/>
    </style:style>
    <style:style style:name="P6" style:family="paragraph" style:parent-style-name="Standard">
      <style:paragraph-properties fo:margin-left="0in" fo:margin-right="0in" fo:text-indent="0in" style:auto-text-indent="false" fo:break-before="page"/>
      <style:text-properties fo:font-size="14pt" officeooo:rsid="00116b86" officeooo:paragraph-rsid="00116b86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4pt" officeooo:rsid="00116b86" officeooo:paragraph-rsid="00116b8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officeooo:rsid="00116b86" officeooo:paragraph-rsid="00116b86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font-size="14pt" officeooo:rsid="00116b86" officeooo:paragraph-rsid="00116b86"/>
    </style:style>
    <style:style style:name="P10" style:family="paragraph" style:parent-style-name="Standard">
      <style:paragraph-properties fo:margin-left="0in" fo:margin-right="0in" fo:text-indent="0in" style:auto-text-indent="false" fo:break-before="page"/>
      <style:text-properties fo:font-size="14pt" officeooo:rsid="00133211" officeooo:paragraph-rsid="00133211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4pt" officeooo:rsid="00133211" officeooo:paragraph-rsid="00133211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officeooo:rsid="00142d4c" officeooo:paragraph-rsid="00142d4c"/>
    </style:style>
    <style:style style:name="P13" style:family="paragraph" style:parent-style-name="Standard">
      <style:paragraph-properties fo:margin-left="0in" fo:margin-right="0in" fo:text-indent="0in" style:auto-text-indent="false" fo:break-before="page"/>
      <style:text-properties fo:font-size="14pt" officeooo:rsid="00142d4c" officeooo:paragraph-rsid="00142d4c"/>
    </style:style>
    <style:style style:name="P14" style:family="paragraph" style:parent-style-name="Standard">
      <style:paragraph-properties fo:margin-left="0in" fo:margin-right="0in" fo:text-indent="0in" style:auto-text-indent="false" fo:break-before="page"/>
      <style:text-properties fo:font-size="14pt" officeooo:rsid="00156434" officeooo:paragraph-rsid="00156434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officeooo:rsid="00156434" officeooo:paragraph-rsid="00156434"/>
    </style:style>
    <style:style style:name="P16" style:family="paragraph" style:parent-style-name="Table_20_Contents">
      <style:text-properties officeooo:rsid="000fd27f" officeooo:paragraph-rsid="000fd2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2d4c" style:font-weight-asian="normal" style:font-weight-complex="normal"/>
    </style:style>
    <style:style style:name="T4" style:family="text">
      <style:text-properties fo:font-weight="normal" officeooo:rsid="0017245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ven a stack of integers, S, determine the values of <text:span text:style-name="T1">r</text:span><text:span text:style-name="T2"> from the following code fragment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3</text:p>
          </table:table-cell>
        </table:table-row>
        <table:table-row>
          <table:table-cell table:style-name="Table1.A2" office:value-type="string">
            <text:p text:style-name="P16">5</text:p>
          </table:table-cell>
        </table:table-row>
      </table:table>
      <text:p text:style-name="P1"><text:span text:style-name="T2"/></text:p>
      <text:p text:style-name="P1"><text:span text:style-name="T2">int r; //result</text:span></text:p>
      <text:p text:style-name="P1"><text:span text:style-name="T2">r = s.Pop() + s.Pop()............Value of r?______</text:span></text:p>
      <text:p text:style-name="P1"><text:span text:style-name="T2">s.Push(0);</text:span></text:p>
      <text:p text:style-name="P1"><text:span text:style-name="T2">s.Push(7);</text:span></text:p>
      <text:p text:style-name="P1"><text:span text:style-name="T2"/></text:p>
      <text:p text:style-name="P1"><text:span text:style-name="T2">r = s.Pop() / s.Pop().............Value of r?______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. Write a function that deletes and returns the value of the last item of a singly linked list of integer values (head pointer only). No global variables or classes are necessary / may be used.</text:span></text:p>
      <text:p text:style-name="P2"><text:span text:style-name="T2">3. Give the tree traversals for the binary tree characters below:</text:span></text:p>
      <text:p text:style-name="P1"><text:span text:style-name="T2"/></text:p>
      <text:p text:style-name="P3"><text:span text:style-name="T2">Preorder:______________________________________</text:span></text:p>
      <text:p text:style-name="P3"><text:span text:style-name="T2"/></text:p>
      <text:p text:style-name="P3"><text:span text:style-name="T2">Inorder:_______________________________________</text:span></text:p>
      <text:p text:style-name="P3"><text:span text:style-name="T2"/></text:p>
      <text:p text:style-name="P3"><text:span text:style-name="T2">Postorder:_____________________________________</text:span></text:p>
      <text:p text:style-name="P3"><text:span text:style-name="T2"/></text:p>
      <text:p text:style-name="P3"><text:span text:style-name="T2"><text:tab/><text:tab/><text:tab/><text:tab/>A</text:span></text:p>
      <text:p text:style-name="P3"><text:span text:style-name="T2"><text:tab/><text:tab/><text:tab/>/<text:tab/><text:tab/>\</text:span></text:p>
      <text:p text:style-name="P3"><text:span text:style-name="T2"><text:tab/><text:tab/>L<text:tab/><text:tab/><text:tab/><text:tab/>M</text:span></text:p>
      <text:p text:style-name="P3"><text:span text:style-name="T2"><text:tab/> <text:s text:c="4"/>/<text:tab/> <text:s text:c="3"/>\ <text:s text:c="29"/>/ <text:s text:c="12"/>\</text:span></text:p>
      <text:p text:style-name="P3"><text:span text:style-name="T2"><text:tab/>O<text:tab/><text:tab/>S<text:tab/><text:tab/>T<text:tab/><text:tab/>A</text:span></text:p>
      <text:p text:style-name="P3"><text:span text:style-name="T2"><text:s text:c="6"/>/ <text:s text:c="8"/>\ <text:s text:c="28"/>/ <text:s text:c="11"/>\ <text:s text:c="9"/>/ <text:s text:c="8"/>\</text:span></text:p>
      <text:p text:style-name="P3"><text:span text:style-name="T2">P<text:tab/><text:tab/>R<text:tab/><text:tab/>I<text:tab/><text:tab/>L <text:s text:c="2"/>NULL <text:s text:c="4"/>!</text:span></text:p>
      <text:p text:style-name="P3"><text:span text:style-name="T2"/></text:p>
      <text:p text:style-name="P4"><text:span text:style-name="T2">4. What is the difference between a singly-linked list and an array?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5. What operations does the following code perform on a singly-linked list? Annotate the code and / or draw diagrams accordingly</text:span></text:p>
      <text:p text:style-name="P5"><text:span text:style-name="T2"/></text:p>
      <text:p text:style-name="P5"><text:span text:style-name="T2">void listF(int x)</text:span></text:p>
      <text:p text:style-name="P5"><text:span text:style-name="T2">{</text:span></text:p>
      <text:p text:style-name="P5"><text:span text:style-name="T2"><text:tab/>NodePtr p, tmp;</text:span></text:p>
      <text:p text:style-name="P5"><text:span text:style-name="T2"><text:tab/>if(head != NULL)</text:span></text:p>
      <text:p text:style-name="P5"><text:span text:style-name="T2"><text:tab/>{</text:span></text:p>
      <text:p text:style-name="P5"><text:span text:style-name="T2"><text:tab/><text:tab/>if(head -&gt; data != x)</text:span></text:p>
      <text:p text:style-name="P5"><text:span text:style-name="T2"><text:tab/><text:tab/>{</text:span></text:p>
      <text:p text:style-name="P5"><text:span text:style-name="T2"><text:tab/><text:tab/><text:tab/>p = head;</text:span></text:p>
      <text:p text:style-name="P5"><text:span text:style-name="T2"><text:tab/><text:tab/><text:tab/>while(p -&gt; next != NULL &amp;&amp; p -&gt; next -&gt; data != x)</text:span></text:p>
      <text:p text:style-name="P5"><text:span text:style-name="T2"><text:tab/><text:tab/><text:tab/><text:tab/>p = p -&gt; next;</text:span></text:p>
      <text:p text:style-name="P5"><text:span text:style-name="T2"><text:tab/><text:tab/><text:tab/></text:span></text:p>
      <text:p text:style-name="P5"><text:span text:style-name="T2"><text:tab/><text:tab/><text:tab/>if(p -&gt; next != NULL)</text:span></text:p>
      <text:p text:style-name="P5"><text:span text:style-name="T2"><text:tab/><text:tab/><text:tab/>{</text:span></text:p>
      <text:p text:style-name="P5"><text:span text:style-name="T2"><text:tab/><text:tab/><text:tab/><text:tab/>tmp = p -&gt; next;</text:span></text:p>
      <text:p text:style-name="P5"><text:span text:style-name="T2"><text:tab/><text:tab/><text:tab/><text:tab/>p -&gt; next = tmp -&gt; next;</text:span></text:p>
      <text:p text:style-name="P5"><text:span text:style-name="T2"><text:tab/><text:tab/><text:tab/><text:tab/>delete tmp;</text:span></text:p>
      <text:p text:style-name="P5"><text:span text:style-name="T2"><text:tab/><text:tab/><text:tab/>}</text:span></text:p>
      <text:p text:style-name="P5"><text:span text:style-name="T2"><text:tab/><text:tab/>}</text:span></text:p>
      <text:p text:style-name="P5"><text:span text:style-name="T2"><text:tab/><text:tab/>else</text:span></text:p>
      <text:p text:style-name="P5"><text:span text:style-name="T2"><text:tab/><text:tab/>{</text:span></text:p>
      <text:p text:style-name="P5"><text:span text:style-name="T2"><text:tab/><text:tab/><text:tab/>tmp = head;</text:span></text:p>
      <text:p text:style-name="P5"><text:span text:style-name="T2"><text:tab/><text:tab/><text:tab/>head = head -&gt; next;</text:span></text:p>
      <text:p text:style-name="P5"><text:span text:style-name="T2"><text:tab/><text:tab/><text:tab/>delete tmp;</text:span></text:p>
      <text:p text:style-name="P5"><text:span text:style-name="T2"><text:tab/><text:tab/>}</text:span></text:p>
      <text:p text:style-name="P5"><text:span text:style-name="T2"><text:tab/>}</text:span></text:p>
      <text:p text:style-name="P5"><text:span text:style-name="T2">}</text:span></text:p>
      <text:p text:style-name="P6"><text:span text:style-name="T2">6. </text:span><text:span text:style-name="T1">T/F</text:span><text:span text:style-name="T2">: The following statement checks if a pointer p is NULL <text:s text:c="19"/>________</text:span></text:p>
      <text:p text:style-name="P7"><text:span text:style-name="T2"><text:tab/>if(p = NULL)</text:span></text:p>
      <text:p text:style-name="P7"><text:span text:style-name="T2"><text:tab/><text:tab/>cout &lt;&lt; "Pointer is NULL" &lt;&lt; endl;</text:span></text:p>
      <text:p text:style-name="P7"><text:span text:style-name="T2"/></text:p>
      <text:p text:style-name="P7"><text:span text:style-name="T2">The following statement deletes an array A <text:s text:c="50"/>________</text:span></text:p>
      <text:p text:style-name="P7"><text:span text:style-name="T2"><text:tab/>delete A[];</text:span></text:p>
      <text:p text:style-name="P7"><text:span text:style-name="T2"/></text:p>
      <text:p text:style-name="P7"><text:span text:style-name="T2">The following statement deletes the memory associated with the pointer p <text:s/>________</text:span></text:p>
      <text:p text:style-name="P7"><text:span text:style-name="T2"><text:tab/>delete p[];</text:span></text:p>
      <text:p text:style-name="P7"><text:span text:style-name="T2"/></text:p>
      <text:p text:style-name="P7"><text:span text:style-name="T2">A class must contain a constructor when it is defined <text:s text:c="34"/>_________</text:span></text:p>
      <text:p text:style-name="P7"><text:span text:style-name="T2"/></text:p>
      <text:p text:style-name="P7"><text:span text:style-name="T2">A pointer to a class may be defined <text:s text:c="62"/>_________</text:span></text:p>
      <text:p text:style-name="P7"><text:span text:style-name="T2"/></text:p>
      <text:p text:style-name="P7"><text:span text:style-name="T2"/></text:p>
      <text:p text:style-name="P7"><text:span text:style-name="T2">7. Write a single function that deletes and returns the first item in a singly-linked list. No global variables may be used</text:span></text:p>
      <text:p text:style-name="P6"><text:span text:style-name="T2">8. Write a function to count the number of odd values in a singly linked list of integers</text:span></text:p>
      <text:p text:style-name="P7"><text:span text:style-name="T2"/></text:p>
      <text:p text:style-name="P8"><text:span text:style-name="T2">A) Write the prototype:</text:span></text:p>
      <text:p text:style-name="P8"><text:span text:style-name="T2"/></text:p>
      <text:p text:style-name="P8"><text:span text:style-name="T2"/></text:p>
      <text:p text:style-name="P8"><text:span text:style-name="T2">B) Write the function:</text:span></text:p>
      <text:p text:style-name="P6"><text:span text:style-name="T2">9. </text:span><text:span text:style-name="T1">T/F</text:span><text:span text:style-name="T2"> </text:span></text:p>
      <text:p text:style-name="P7"><text:span text:style-name="T2"><text:tab/>A) The first element in an array A is A[1] <text:s text:c="48"/>______</text:span></text:p>
      <text:p text:style-name="P9"><text:span text:style-name="T2"/></text:p>
      <text:p text:style-name="P7"><text:span text:style-name="T2"><text:tab/>B) The last element in an array A of size SIZE <text:s text:c="40"/>______</text:span></text:p>
      <text:p text:style-name="P7"><text:span text:style-name="T2"><text:tab/>is A[SIZE - 1]</text:span></text:p>
      <text:p text:style-name="P7"><text:span text:style-name="T2"/></text:p>
      <text:p text:style-name="P7"><text:span text:style-name="T2"><text:tab/>C) Array indices can be integer expressions <text:s text:c="45"/>______</text:span></text:p>
      <text:p text:style-name="P7"><text:span text:style-name="T2"/></text:p>
      <text:p text:style-name="P7"><text:span text:style-name="T2"><text:tab/>D) Arrays must be initialized when they are declared <text:s text:c="30"/>______</text:span></text:p>
      <text:p text:style-name="P7"><text:span text:style-name="T2"/></text:p>
      <text:p text:style-name="P7"><text:span text:style-name="T2"><text:tab/>E) Arrays are static in size <text:s text:c="72"/>______</text:span></text:p>
      <text:p text:style-name="P7"><text:span text:style-name="T2"/></text:p>
      <text:p text:style-name="P7"><text:span text:style-name="T2">10. Fill in the blanks with the appropriate word for a function that calculates the average value of an array</text:span></text:p>
      <text:p text:style-name="P7"><text:span text:style-name="T2"/></text:p>
      <text:p text:style-name="P7"><text:span text:style-name="T2">______ Average(double A[], _____ nA)</text:span></text:p>
      <text:p text:style-name="P7"><text:span text:style-name="T2">{</text:span></text:p>
      <text:p text:style-name="P7"><text:span text:style-name="T2"><text:tab/>______ sum = 0;</text:span></text:p>
      <text:p text:style-name="P7"><text:span text:style-name="T2"><text:tab/>______(int i = 0; i &lt; nA; i++)</text:span></text:p>
      <text:p text:style-name="P7"><text:span text:style-name="T2"><text:tab/>{</text:span></text:p>
      <text:p text:style-name="P7"><text:span text:style-name="T2"><text:tab/><text:tab/>sum = sum + A[i];</text:span></text:p>
      <text:p text:style-name="P7"><text:span text:style-name="T2"><text:tab/>}</text:span></text:p>
      <text:p text:style-name="P7"><text:span text:style-name="T2"/></text:p>
      <text:p text:style-name="P7"><text:span text:style-name="T2"><text:tab/>double avg = sum / (double)nA;</text:span></text:p>
      <text:p text:style-name="P7"><text:span text:style-name="T2"/></text:p>
      <text:p text:style-name="P7"><text:span text:style-name="T2"><text:tab/>return ______;</text:span></text:p>
      <text:p text:style-name="P7"><text:span text:style-name="T2">}</text:span></text:p>
      <text:p text:style-name="P10"><text:span text:style-name="T2">10. </text:span><text:span text:style-name="T3">Describe and g</text:span><text:span text:style-name="T2">ive the time complexity for the search time of each of the following:</text:span></text:p>
      <text:p text:style-name="P11"><text:span text:style-name="T2"/></text:p>
      <text:p text:style-name="P11"><text:span text:style-name="T2">Array (unsorted):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Array (sorted):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Linked List: 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Hash table</text:span><text:span text:style-name="T3">:</text:span></text:p>
      <text:p text:style-name="P11"><text:span text:style-name="T3"/></text:p>
      <text:p text:style-name="P12"><text:span text:style-name="T2"/></text:p>
      <text:p text:style-name="P11"><text:span text:style-name="T3"/></text:p>
      <text:p text:style-name="P11"><text:span text:style-name="T2"/></text:p>
      <text:p text:style-name="P11"><text:span text:style-name="T2">Binary Search Tree: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AVL Tree: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Red-Black Tree:</text:span></text:p>
      <text:p text:style-name="P10"><text:span text:style-name="T2"/></text:p>
      <text:p text:style-name="P11"><text:span text:style-name="T2"/></text:p>
      <text:p text:style-name="P12"><text:span text:style-name="T2">11. Describe how each of the following sort algorithms work and what their time complexity is</text:span></text:p>
      <text:p text:style-name="P12"><text:span text:style-name="T2"/></text:p>
      <text:p text:style-name="P12"><text:span text:style-name="T2">Bubble sort: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7"><text:span text:style-name="T2"/></text:p>
      <text:p text:style-name="P12"><text:span text:style-name="T2">Insertion sort: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Selection sort: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Quicksort: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Mergesort:</text:span></text:p>
      <text:p text:style-name="P13"><text:span text:style-name="T2">12. Describe the difference between Breadth first search and depth first search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13. Define each of the following in graph terminology:</text:span></text:p>
      <text:p text:style-name="P12"><text:span text:style-name="T2"/></text:p>
      <text:p text:style-name="P12"><text:span text:style-name="T2">Graph:</text:span></text:p>
      <text:p text:style-name="P12"><text:span text:style-name="T2"/></text:p>
      <text:p text:style-name="P12"><text:span text:style-name="T2">Directed Graph:</text:span></text:p>
      <text:p text:style-name="P12"><text:span text:style-name="T2"/></text:p>
      <text:p text:style-name="P12"><text:span text:style-name="T2">Undirected Graph:</text:span></text:p>
      <text:p text:style-name="P12"><text:span text:style-name="T2"/></text:p>
      <text:p text:style-name="P12"><text:span text:style-name="T2">Adjacent:</text:span></text:p>
      <text:p text:style-name="P12"><text:span text:style-name="T2"/></text:p>
      <text:p text:style-name="P12"><text:span text:style-name="T2">Path:</text:span></text:p>
      <text:p text:style-name="P12"><text:span text:style-name="T2"/></text:p>
      <text:p text:style-name="P12"><text:span text:style-name="T2">Simpe Path:</text:span></text:p>
      <text:p text:style-name="P12"><text:span text:style-name="T2"/></text:p>
      <text:p text:style-name="P12"><text:span text:style-name="T2">Cycle:</text:span></text:p>
      <text:p text:style-name="P12"><text:span text:style-name="T2"/></text:p>
      <text:p text:style-name="P12"><text:span text:style-name="T2">Rooted Graph:</text:span></text:p>
      <text:p text:style-name="P12"><text:span text:style-name="T2"/></text:p>
      <text:p text:style-name="P12"><text:span text:style-name="T2">Free Tree:</text:span></text:p>
      <text:p text:style-name="P13"><text:span text:style-name="T2">14. Describe why hash tables are useful and what a hash function does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15. Describe each of the following hash collision solutions</text:span></text:p>
      <text:p text:style-name="P12"><text:span text:style-name="T2"/></text:p>
      <text:p text:style-name="P12"><text:span text:style-name="T2"><text:tab/>A) Linear resolution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<text:tab/>B) Open hashing</text:span></text:p>
      <text:p text:style-name="P13"><text:span text:style-name="T2">16. Construct a function to insert an item to the head of a linked list, passed into the function</text:span></text:p>
      <text:p text:style-name="P13"><text:span text:style-name="T2">17. Construct a function to insert an item at the tail of a linked list passed into a function</text:span></text:p>
      <text:p text:style-name="P13"><text:span text:style-name="T2">18. Create a function to insert an item after another item in a linked list, and at the end of the other item doesn't exist</text:span></text:p>
      <text:p text:style-name="P13"><text:span text:style-name="T2">19. Create a function to delete a node in a linked list matching a value, x, passed into the function</text:span></text:p>
      <text:p text:style-name="P14"><text:span text:style-name="T2">20. Write a recursive function to give the fibonacci value at n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21. Write a bubblesort function recursively</text:span></text:p>
      <text:p text:style-name="P14"><text:span text:style-name="T2">22. When might someone want to use recursion over a while loop? Why might someone want to use a while loop over recursion?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23. Create a function that will</text:span><text:span text:style-name="T4"> read in text from a file and remove any whitespace that comes before or after the content in each li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0:24:59.911046507</meta:creation-date>
    <dc:date>2024-05-02T21:34:42.448334465</dc:date>
    <meta:editing-duration>PT20M1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6" meta:paragraph-count="116" meta:word-count="712" meta:character-count="4433" meta:non-whitespace-character-count="3206"/>
  </office:meta>
</office:document-meta>
</file>